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 Unicode', 'Lucida Sans', Verdana, Tahoma, sans-serif"/>
    <style:font-face style:name="Lucida Sans Unicode" svg:font-family="'Lucida Sans Unicode', 'Lucida Grande', Tahoma, Verdana, sans-serif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7fa2f" officeooo:paragraph-rsid="0017fa2f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255938" officeooo:paragraph-rsid="00255938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1be2ce" officeooo:paragraph-rsid="001be2c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2737" officeooo:paragraph-rsid="001c273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2737" officeooo:paragraph-rsid="00225ca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c2fb" officeooo:paragraph-rsid="001cc2f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d202" officeooo:paragraph-rsid="001dd20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dd202" officeooo:paragraph-rsid="001ee95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dd202" officeooo:paragraph-rsid="00225ca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ee95e" officeooo:paragraph-rsid="001ee95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ee95e" officeooo:paragraph-rsid="0020b12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0b127" officeooo:paragraph-rsid="0020b127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12b5c" officeooo:paragraph-rsid="00212b5c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225ca3" officeooo:paragraph-rsid="00225ca3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2391a1" officeooo:paragraph-rsid="002391a1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255938" officeooo:paragraph-rsid="00255938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dd202" officeooo:paragraph-rsid="001dd20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dd202" officeooo:paragraph-rsid="001dd20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dd202" officeooo:paragraph-rsid="001ee95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ee95e" officeooo:paragraph-rsid="001ee95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12b5c" officeooo:paragraph-rsid="00212b5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666666" style:font-name="Monospace" fo:font-size="10pt" officeooo:rsid="0026fae8" officeooo:paragraph-rsid="0026fae8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color="#666666" style:font-name="Monospace" fo:font-size="10pt" officeooo:rsid="001ee95e" officeooo:paragraph-rsid="001ee95e" style:font-size-asian="10pt" style:font-size-complex="10pt"/>
    </style:style>
    <style:style style:name="P24" style:family="paragraph" style:parent-style-name="Standard">
      <style:paragraph-properties fo:text-align="start" style:justify-single-word="false" fo:break-before="page"/>
      <style:text-properties fo:font-size="12pt" officeooo:rsid="001be2ce" officeooo:paragraph-rsid="001be2ce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1cc2fb" officeooo:paragraph-rsid="001cc2fb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225ca3" officeooo:paragraph-rsid="00225ca3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255938" officeooo:paragraph-rsid="00255938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255938" officeooo:paragraph-rsid="002b4919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29806a" officeooo:paragraph-rsid="0029806a" style:font-size-asian="10.5pt" style:font-size-complex="12pt"/>
    </style:style>
    <style:style style:name="P30" style:family="paragraph" style:parent-style-name="Standard">
      <style:paragraph-properties fo:text-align="start" style:justify-single-word="false" fo:break-before="page"/>
      <style:text-properties fo:font-size="12pt" officeooo:rsid="00225ca3" officeooo:paragraph-rsid="00225ca3" style:font-size-asian="10.5pt" style:font-size-complex="12pt"/>
    </style:style>
    <style:style style:name="P31" style:family="paragraph" style:parent-style-name="Text_20_body">
      <style:paragraph-properties fo:text-align="start" style:justify-single-word="false"/>
      <style:text-properties fo:color="#bbbbbb" style:font-name="Lucida Grande" fo:font-size="9.75pt" officeooo:rsid="001cc2fb" officeooo:paragraph-rsid="001cc2fb" style:font-size-asian="10.5pt" style:font-size-complex="12pt"/>
    </style:style>
    <style:style style:name="P32" style:family="paragraph" style:parent-style-name="Text_20_body">
      <style:paragraph-properties fo:margin-left="0.397cm" fo:margin-right="0.397cm" fo:margin-top="0.397cm" fo:margin-bottom="0.397cm" style:contextual-spacing="false" style:line-height-at-least="0.582cm" fo:text-indent="0cm" style:auto-text-indent="false"/>
      <style:text-properties fo:color="#2b2e2f" style:font-name="Lucida Sans Unicode" fo:font-size="10.5pt"/>
    </style:style>
    <style:style style:name="T1" style:family="text">
      <style:text-properties officeooo:rsid="001c27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c2fb"/>
    </style:style>
    <style:style style:name="T4" style:family="text">
      <style:text-properties officeooo:rsid="001dd202"/>
    </style:style>
    <style:style style:name="T5" style:family="text">
      <style:text-properties officeooo:rsid="001ee95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e95e" style:font-weight-asian="normal" style:font-weight-complex="normal"/>
    </style:style>
    <style:style style:name="T8" style:family="text">
      <style:text-properties fo:font-weight="normal" officeooo:rsid="00212b5c" style:font-weight-asian="normal" style:font-weight-complex="normal"/>
    </style:style>
    <style:style style:name="T9" style:family="text">
      <style:text-properties officeooo:rsid="0020b127"/>
    </style:style>
    <style:style style:name="T10" style:family="text">
      <style:text-properties officeooo:rsid="00212b5c"/>
    </style:style>
    <style:style style:name="T11" style:family="text">
      <style:text-properties officeooo:rsid="00225ca3"/>
    </style:style>
    <style:style style:name="T12" style:family="text">
      <style:text-properties officeooo:rsid="002391a1"/>
    </style:style>
    <style:style style:name="T13" style:family="text">
      <style:text-properties officeooo:rsid="0023ad28"/>
    </style:style>
    <style:style style:name="T14" style:family="text">
      <style:text-properties officeooo:rsid="00255938"/>
    </style:style>
    <style:style style:name="T15" style:family="text">
      <style:text-properties officeooo:rsid="0026fae8"/>
    </style:style>
    <style:style style:name="T16" style:family="text">
      <style:text-properties officeooo:rsid="0029806a"/>
    </style:style>
    <style:style style:name="T17" style:family="text">
      <style:text-properties officeooo:rsid="002b4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 na 29.11.2016 (repozytorium github/braintech/pisak)</text:p>
      <text:p text:style-name="P2">gałąź master</text:p>
      <text:p text:style-name="P2"/>
      <text:p text:style-name="P4"><text:span text:style-name="T14">W</text:span> panelu administratora <text:span text:style-name="T3">istnieje możliwość wyboru jednego z następujących urządzeń wejściowych</text:span>:</text:p>
      <text:p text:style-name="P4">1. <text:span text:style-name="T3">przycisk</text:span></text:p>
      <text:p text:style-name="P4">2. <text:span text:style-name="T3">przycisk PISAK</text:span></text:p>
      <text:p text:style-name="P4">3. <text:span text:style-name="T3">myszka</text:span></text:p>
      <text:p text:style-name="P4">4. <text:span text:style-name="T3">klawiatura (spacja)</text:span></text:p>
      <text:p text:style-name="P6">5. ruch głowy</text:p>
      <text:p text:style-name="P3"/>
      <text:p text:style-name="P17">1. Przycisk</text:p>
      <text:p text:style-name="P7">Tryb: skanowanie</text:p>
      <text:p text:style-name="P7">Wybór: lewy oraz prawy przycisk myszki</text:p>
      <text:p text:style-name="P13">Status: używany</text:p>
      <text:p text:style-name="P13"/>
      <text:p text:style-name="P17">2. przycisk PISAK</text:p>
      <text:p text:style-name="P21">Tryb: skanowanie</text:p>
      <text:p text:style-name="P21">Wybór: dedykowany sygnał</text:p>
      <text:p text:style-name="P21">Status: niedziałający, nieużywany</text:p>
      <text:p text:style-name="P21"/>
      <text:p text:style-name="P18">Podjęto próby uruchomienia przycisku na:</text:p>
      <text:p text:style-name="P18"><text:tab/>- Lenovo G5030 z systemem Ubuntu16.04 (aktualizowanym z 15.04)</text:p>
      <text:p text:style-name="P18"><text:tab/>- Asus <text:span text:style-name="T5">R510L z systemem Ubuntu 14.04</text:span></text:p>
      <text:p text:style-name="P20">W obu przypadkach przycisk próbowano uruchomić:</text:p>
      <text:p text:style-name="P19"><text:tab/>- <text:span text:style-name="T5">w</text:span> aktualnym repozytorium PISAKa</text:p>
      <text:p text:style-name="P8"><text:span text:style-name="T6"><text:tab/>- w </text:span><text:span text:style-name="T7">dwóch starych </text:span><text:span text:style-name="T6">repozytori</text:span><text:span text:style-name="T7">ach</text:span><text:span text:style-name="T6"> PISAKa na </text:span><text:span text:style-name="T7">bitbuckecie (wers</text:span><text:span text:style-name="T8">j</text:span><text:span text:style-name="T7">e z 30.11.2016) – w których <text:tab/>przycisk PISAK był testowany i działał.</text:span></text:p>
      <text:p text:style-name="P10"/>
      <text:p text:style-name="P10">Wszystkie próby kończyły się tym samym błędem.</text:p>
      <text:p text:style-name="P10"/>
      <text:p text:style-name="P22">(pisak:3468): Cogl-WARNING **: CoglError set over the top of a previous CoglError or uninitialized memory. </text:p>
      <text:p text:style-name="P22">This indicates a bug in someone's code. You must ensure an error is NULL before it's set. </text:p>
      <text:p text:style-name="P22">The overwriting error message was: Couldn't find suitable slicing geometry for given size </text:p>
      <text:p text:style-name="P22"/>
      <text:p text:style-name="P22">2016-12-01 00:03:17,278 - /home/roza/pisak/pisak/hooks.py - CRITICAL - Traceback (most recent call last): </text:p>
      <text:p text:style-name="P22"><text:s text:c="2"/>File "/home/roza/pisak/pisak/widgets.py", line 2016, in _on_style_pseudo_class_change </text:p>
      <text:p text:style-name="P22"><text:s text:c="4"/>self._change_icon_style() </text:p>
      <text:p text:style-name="P22"><text:s text:c="2"/>File "/home/roza/pisak/pisak/widgets.py", line 2081, in _change_icon_style </text:p>
      <text:p text:style-name="P22"><text:s text:c="4"/>color.blue)) </text:p>
      <text:p text:style-name="P22"><text:s text:c="2"/>File "/home/roza/pisak/pisak/widgets.py", line 2060, in _set_icon_color </text:p>
      <text:p text:style-name="P22"><text:s text:c="4"/>self._set_icon() </text:p>
      <text:p text:style-name="P22"><text:s text:c="2"/>File "/home/roza/pisak/pisak/widgets.py", line 2068, in _set_icon </text:p>
      <text:p text:style-name="P22"><text:s text:c="4"/>pixbuf.get_rowstride()) </text:p>
      <text:p text:style-name="P22">gi._glib.GError: Failed to create Cogl texture </text:p>
      <text:p text:style-name="P22"/>
      <text:p text:style-name="P22">Traceback (most recent call last): </text:p>
      <text:p text:style-name="P22"><text:s text:c="2"/>File "/home/roza/pisak/pisak/widgets.py", line 2016, in _on_style_pseudo_class_change </text:p>
      <text:p text:style-name="P22"><text:s text:c="4"/>self._change_icon_style() </text:p>
      <text:p text:style-name="P22"><text:soft-page-break/><text:s text:c="2"/>File "/home/roza/pisak/pisak/widgets.py", line 2081, in _change_icon_style </text:p>
      <text:p text:style-name="P22"><text:s text:c="4"/>color.blue)) </text:p>
      <text:p text:style-name="P22"><text:s text:c="2"/>File "/home/roza/pisak/pisak/widgets.py", line 2060, in _set_icon_color </text:p>
      <text:p text:style-name="P22"><text:s text:c="4"/>self._set_icon() </text:p>
      <text:p text:style-name="P22"><text:s text:c="2"/>File "/home/roza/pisak/pisak/widgets.py", line 2068, in _set_icon </text:p>
      <text:p text:style-name="P22"><text:s text:c="4"/>pixbuf.get_rowstride()) </text:p>
      <text:p text:style-name="P22">gi._glib.GError: Failed to create Cogl texture </text:p>
      <text:p text:style-name="P22"/>
      <text:p text:style-name="P22">2016-12-01 00:03:17,319 - /home/roza/pisak/pisak/hooks.py - CRITICAL - Traceback (most recent call last): </text:p>
      <text:p text:style-name="P22"><text:s text:c="2"/>File "/home/roza/pisak/pisak/app_manager.py", line 166, in run_app </text:p>
      <text:p text:style-name="P22"><text:s text:c="4"/>self.minimize_panel() </text:p>
      <text:p text:style-name="P22"><text:s text:c="2"/>File "/home/roza/pisak/pisak/app_manager.py", line 146, in minimize_panel </text:p>
      <text:p text:style-name="P22"><text:s text:c="4"/>pisak.app.window.input_group.stop_middleware() </text:p>
      <text:p text:style-name="P22"><text:s text:c="2"/>File "/home/roza/pisak/pisak/inputs.py", line 327, in stop_middleware </text:p>
      <text:p text:style-name="P22"><text:s text:c="4"/>self.deactivator(self) </text:p>
      <text:p text:style-name="P22"><text:s text:c="2"/>File "/home/roza/pisak/pisak/inputs.py", line 300, in stop_pisak_switch </text:p>
      <text:p text:style-name="P22"><text:s text:c="4"/>self.switch_listener.listener_destruct() </text:p>
      <text:p text:style-name="P22"><text:s text:c="2"/>File "/home/roza/pisak/pisak/inputs.py", line 408, in listener_destruct </text:p>
      <text:p text:style-name="P22"><text:s text:c="4"/>self.worker.join() </text:p>
      <text:p text:style-name="P22"><text:s text:c="2"/>File "/usr/lib/python3.4/threading.py", line 1057, in join </text:p>
      <text:p text:style-name="P22"><text:s text:c="4"/>raise RuntimeError("cannot join current thread") </text:p>
      <text:p text:style-name="P22">RuntimeError: cannot join current thread </text:p>
      <text:p text:style-name="P22"/>
      <text:p text:style-name="P22">Traceback (most recent call last): </text:p>
      <text:p text:style-name="P22"><text:s text:c="2"/>File "/home/roza/pisak/pisak/app_manager.py", line 166, in run_app </text:p>
      <text:p text:style-name="P22"><text:s text:c="4"/>self.minimize_panel() </text:p>
      <text:p text:style-name="P22"><text:s text:c="2"/>File "/home/roza/pisak/pisak/app_manager.py", line 146, in minimize_panel </text:p>
      <text:p text:style-name="P22"><text:s text:c="4"/>pisak.app.window.input_group.stop_middleware() </text:p>
      <text:p text:style-name="P22"><text:s text:c="2"/>File "/home/roza/pisak/pisak/inputs.py", line 327, in stop_middleware </text:p>
      <text:p text:style-name="P22"><text:s text:c="4"/>self.deactivator(self) </text:p>
      <text:p text:style-name="P22"><text:s text:c="2"/>File "/home/roza/pisak/pisak/inputs.py", line 300, in stop_pisak_switch </text:p>
      <text:p text:style-name="P22"><text:s text:c="4"/>self.switch_listener.listener_destruct() </text:p>
      <text:p text:style-name="P22"><text:s text:c="2"/>File "/home/roza/pisak/pisak/inputs.py", line 408, in listener_destruct </text:p>
      <text:p text:style-name="P22"><text:s text:c="4"/>self.worker.join() </text:p>
      <text:p text:style-name="P22"><text:s text:c="2"/>File "/usr/lib/python3.4/threading.py", line 1057, in join </text:p>
      <text:p text:style-name="P22"><text:s text:c="4"/>raise RuntimeError("cannot join current thread") </text:p>
      <text:p text:style-name="P22">RuntimeError: cannot join current thread </text:p>
      <text:p text:style-name="P22">Naruszenie ochrony pamięci (zrzut pamięci) </text:p>
      <text:p text:style-name="P23"/>
      <text:p text:style-name="P12">Traceback sugeruje że wina leży po stronie programu PISAK. Ale błąd <text:span text:style-name="T15">występuje</text:span> również w warunkach identycznych <text:span text:style-name="T15">(dotyczy systemu operacyjnego i stanu repozytorium PISAK) </text:span>z warunkami, w których przycisk był testowany i działał.</text:p>
      <text:p text:style-name="P10"/>
      <text:p text:style-name="P10">Obecnie nie istnieje jedno miesjce, w którym zebrane byłyby wszystkie informacje potrzebne do uruchomienia przycisku. Częściowe informacje można znaleźć w:</text:p>
      <text:p text:style-name="P10"/>
      <text:p text:style-name="P10">A. <text:a xlink:type="simple" xlink:href="http://doc.pisak.org/switch.html">http://doc.pisak.org/switch.html</text:a></text:p>
      <text:p text:style-name="P10">B. <text:a xlink:type="simple" xlink:href="https://github.com/BrainTech/pisak-switch">https://github.com/BrainTech/pisak-switch</text:a></text:p>
      <text:p text:style-name="P10"/>
      <text:p text:style-name="P10">W znajdującej się w A instrukcji instalacji micronucleusa brakuje informacji o:</text:p>
      <text:p text:style-name="P10"><text:tab/>- ewentualnej potrzebie instalacji avr-gcc</text:p>
      <text:p text:style-name="P10"><text:tab/>- <text:span text:style-name="T9">potrzebie utworzenia zasad dla urządzenia w /etc/udev/rules.d/</text:span></text:p>
      <text:p text:style-name="P11"><text:tab/> <text:s text:c="2"/><text:a xlink:type="simple" xlink:href="https://github.com/walac/pyusb/issues/139"><text:span text:style-name="T9">https://github.com/walac/pyusb/issues/139</text:span></text:a></text:p>
      <text:p text:style-name="P12"/>
      <text:p text:style-name="P12">W znajdującej się w B instrukcji uruchamiania pisak-switch informacja o używaniu p<text:span text:style-name="T10">inu</text:span> PB1 <text:span text:style-name="T10">może być</text:span> nieprawidłowa (mikrokontroler zaczyna emitować sygnał kiedy użyje się <text:span text:style-name="T10">pinu</text:span> PB0). <text:span text:style-name="T10">Brakuje informacji o potrzebie utworzenia zasad dla urządzenia.</text:span></text:p>
      <text:p text:style-name="P10"/>
      <text:p text:style-name="P14"><text:soft-page-break/>Pliki związane z tym urządzeniem to:</text:p>
      <text:p text:style-name="P14"><text:tab/>- modele gotowe do wydruku w formacie stl i filmy instruktażowe</text:p>
      <text:p text:style-name="P14"><text:tab/><text:a xlink:type="simple" xlink:href="https://drive.google.com/open?id=0B47l6nponU4QU1ZuZVZUQWtwNk0">https://drive.google.com/open?id=0B47l6nponU4QU1ZuZVZUQWtwNk0</text:a></text:p>
      <text:p text:style-name="P14"><text:tab/>- modele graficzne w formacie blend</text:p>
      <text:p text:style-name="P14"><text:tab/><text:a xlink:type="simple" xlink:href="https://drive.google.com/open?id=0B47l6nponU4QVks2c19JaVEyUGM">https://drive.google.com/open?id=0B47l6nponU4QVks2c19JaVEyUGM</text:a></text:p>
      <text:p text:style-name="P13"/>
      <text:p text:style-name="P13">3.<text:span text:style-name="T2"> myszka</text:span></text:p>
      <text:p text:style-name="P13">Tryb: wybór bezpośredni</text:p>
      <text:p text:style-name="P13">Wskaźnik: kursor myszki</text:p>
      <text:p text:style-name="P13">Wybór: prawy przycisk myszki</text:p>
      <text:p text:style-name="P13">Status: czasami używany</text:p>
      <text:p text:style-name="P10"/>
      <text:p text:style-name="P13">4. <text:span text:style-name="T2">klawiatura</text:span></text:p>
      <text:p text:style-name="P13">Tryb: skanowanie</text:p>
      <text:p text:style-name="P13">Wybór: przycisk spacji</text:p>
      <text:p text:style-name="P13">Status: nieużywany</text:p>
      <text:p text:style-name="P13"/>
      <text:p text:style-name="P13">5. <text:span text:style-name="T2">ruch głowy</text:span></text:p>
      <text:p text:style-name="P13">Tryb: wybór bezpośredni</text:p>
      <text:p text:style-name="P13">Wskaźnik: sprite</text:p>
      <text:p text:style-name="P13">Wybór: czas wskazywania</text:p>
      <text:p text:style-name="P13">Status: nieużywany</text:p>
      <text:p text:style-name="P13"/>
      <text:p text:style-name="P16">Na gałęzi master jest błąd.</text:p>
      <text:p text:style-name="P28">Opcja uruchamia się bez problemów po przejściu do gałęzi inst_dev i uruchomieniu pliku instalacyjnego instalu<text:span text:style-name="T16">j</text:span>pisak.sh <text:span text:style-name="T16">(patrz repozytoriumPISAK.odt)</text:span></text:p>
      <text:p text:style-name="P16"/>
      <text:p text:style-name="P29">Moim zdaniem po zmergowaniu nie warto <text:span text:style-name="T17">obecnie</text:span> <text:span text:style-name="T17">poświecać środków na ulepszanie obsługi eviacama. Działa w zadowalającym stopniu. Do sprawy należy wrócić kiedy pojawią się uwagi do tego sposoby obsługi. </text:span></text:p>
      <text:p text:style-name="P13"/>
      <text:p text:style-name="P24">Obecna wersja instrukcji - spis urządzeń wejściowych obsługiwanych przez PISAKa:</text:p>
      <text:p text:style-name="P3"><text:a xlink:type="simple" xlink:href="https://github.com/BrainTech/pisak/blob/master/doc/inputs.rst">https://github.com/BrainTech/pisak/blob/master/doc/inputs.rst</text:a></text:p>
      <text:p text:style-name="P3"/>
      <text:p text:style-name="P3">, generowana automatycznie w:</text:p>
      <text:p text:style-name="P3"><text:a xlink:type="simple" xlink:href="http://doc.pisak.org/inputs.html?highlight=inputs">http://doc.pisak.org/inputs.html?highlight=inputs</text:a></text:p>
      <text:p text:style-name="P3"/>
      <text:p text:style-name="P3">jest nieaktualna.</text:p>
      <text:p text:style-name="P3"/>
      <text:p text:style-name="P3">W szczególności z panelu administratora zostały usunięte opcje:</text:p>
      <text:p text:style-name="P3"/>
      <text:p text:style-name="P3">- <text:span text:style-name="T2">eyetracker</text:span> (eyetracker z kamerą umieszczoną pod okiem oraz drugą, skierowaną w znacznik na czole)</text:p>
      <text:p text:style-name="P3">- <text:span text:style-name="T2">eyetracker-no-correction</text:span> (to samo, ale bez znacznika na czole, tj. bez korekcji ruchów głowy)</text:p>
      <text:p text:style-name="P3">- <text:span text:style-name="T2">eyetracker-mockup</text:span> (eyetracker testowy, program podaje pozycję myszki jako wynik algorytmu detekcji)</text:p>
      <text:p text:style-name="P3"/>
      <text:p text:style-name="P3">które nigdy nie były testowane. <text:span text:style-name="T1">Pliki związane z powyższymi, trzema opcjami to:</text:span></text:p>
      <text:p text:style-name="P3"/>
      <text:p text:style-name="P4">- modele graficzne w formacie blend:</text:p>
      <text:p text:style-name="P4"><text:a xlink:type="simple" xlink:href="https://drive.google.com/open?id=0B47l6nponU4QaFptN3BQMHV2Rms">https://drive.google.com/open?id=0B47l6nponU4QaFptN3BQMHV2Rms</text:a></text:p>
      <text:p text:style-name="P4"/>
      <text:p text:style-name="P5">- gotowe do wydruku modele w formacie stl <text:span text:style-name="T11">oraz </text:span>filmy z instrukcją montażu:</text:p>
      <text:p text:style-name="P5"><text:a xlink:type="simple" xlink:href="https://drive.google.com/open?id=0B47l6nponU4QN0tkc0ZtZERhaGs"><text:span text:style-name="T11">https://drive.google.com/open?id=0B47l6nponU4QN0tkc0ZtZERhaGs</text:span></text:a></text:p>
      <text:p text:style-name="P5"/>
      <text:p text:style-name="P4"><text:span text:style-name="T3">Ponadto usunięto przetestowaną i działającą opcję</text:span> </text:p>
      <text:p text:style-name="P3">- <text:span text:style-name="T2">tobii</text:span></text:p>
      <text:p text:style-name="P6"/>
      <text:p text:style-name="P6">Do działania wymaga<text:span text:style-name="T4">ne jest</text:span>:</text:p>
      <text:p text:style-name="P6"><text:tab/>- <text:span text:style-name="T4">nabycie</text:span> Tobii Rex (<text:span text:style-name="T4">obecnie brak ofert)</text:span></text:p>
      <text:p text:style-name="P31"/>
      <text:p text:style-name="P31"><text:tab/>Dec 1, 07:08 CET </text:p>
      <text:p text:style-name="P32"><text:tab/>Hi Jerzy<text:line-break/><text:line-break/><text:tab/>Sorry, currently our eye tracker only work on windows. Since it's designed for <text:tab/>PC gaming, and most of games only support windows.<text:line-break/><text:line-break/><text:tab/>Best Regards,<text:line-break/><text:tab/>Tom Jiang</text:p>
      <text:p text:style-name="P6"/>
      <text:p text:style-name="P9"><text:tab/>- pobranie sdk <text:a xlink:type="simple" xlink:href="https://www.dropbox.com/s/1t33lih2avkogyy/sdk.zip?dl=0"><text:span text:style-name="T11">https://www.dropbox.com/s/1t33lih2avkogyy/sdk.zip?dl=0</text:span></text:a></text:p>
      <text:p text:style-name="P7"><text:tab/>- kompilacja i kalibracja</text:p>
      <text:p text:style-name="P7"/>
      <text:p text:style-name="P7">Aktualna oferta Tobii dla developerów:</text:p>
      <text:p text:style-name="P7"><text:a xlink:type="simple" xlink:href="https://tobiigaming.com/products/">https://tobiigaming.com/products/</text:a></text:p>
      <text:p text:style-name="P7"/>
      <text:p text:style-name="P7"/>
      <text:p text:style-name="P14"/>
      <text:p text:style-name="P30"><text:span text:style-name="T2">Propozycja</text:span>:</text:p>
      <text:p text:style-name="P14"><text:span text:style-name="T12">1. </text:span>zostawić <text:span text:style-name="T12">ocpję: </text:span>przycisk, myszka, klawiatura, <text:span text:style-name="T12">ruchy głowy</text:span></text:p>
      <text:p text:style-name="P14"><text:span text:style-name="T12">2.</text:span> <text:span text:style-name="T12">zdecydować czy podejmować próbę naprawy błędu przy uruchamianiu przycisku PISAK</text:span></text:p>
      <text:p text:style-name="P15">3. zdecydować co z opcją tobii <text:span text:style-name="T13">(jeżeli gdzieś prezentować PISAKa znacznie lepiej wygląda z możliwością obsługi oczami, nawet jeżeli opcja nie jest obecnie dostępna ze względu na politykę firmy Tobii)</text:span></text:p>
      <text:p text:style-name="P16">4. Zaktualizować dokumenatcje</text:p>
      <text:p text:style-name="P16">5. Dopisać polską wersję dokumentacji (w ramach pisania dokumentacji użytkownik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'Lucida Sans Unicode', 'Lucida Sans', Verdana, Tahoma, sans-serif"/>
    <style:font-face style:name="Lucida Sans Unicode" svg:font-family="'Lucida Sans Unicode', 'Lucida Grande', Tahoma, Verdana, sans-serif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34:43.511100138</meta:creation-date>
    <dc:date>2016-12-01T15:35:34.958843707</dc:date>
    <meta:editing-duration>PT4H24M30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5" meta:paragraph-count="136" meta:word-count="821" meta:character-count="7381" meta:non-whitespace-character-count="6494"/>
  </office:meta>
</office:document-meta>
</file>